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30000001242E939885ED258736.png" manifest:media-type="image/png"/>
  <manifest:file-entry manifest:full-path="Pictures/100582F400001F7700001E223166D88EC3C5140F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Garamond Narrow" svg:font-family="'Garamond Narrow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or_20_defecto">
      <style:paragraph-properties fo:margin-top="0in" fo:margin-bottom="0.0555in" style:contextual-spacing="false" fo:text-align="justify" style:justify-single-word="false"/>
      <style:text-properties style:font-name="Arial" style:rfc-language-tag="es-ES-u-co-trad" fo:language="es" fo:country="ES" style:font-name-asian="Arial" style:font-name-complex="Arial" style:font-size-complex="12pt"/>
    </style:style>
    <style:style style:name="P2" style:family="paragraph" style:parent-style-name="Por_20_defecto">
      <style:text-properties style:font-name="Arial" style:rfc-language-tag="es-ES-u-co-trad" fo:language="es" fo:country="ES" style:font-name-asian="Arial" style:font-name-complex="Arial" style:font-size-complex="12pt"/>
    </style:style>
    <style:style style:name="P3" style:family="paragraph" style:parent-style-name="Por_20_defecto">
      <style:paragraph-properties fo:line-height="150%"/>
      <style:text-properties style:font-name="Arial" style:rfc-language-tag="es-ES-u-co-trad" fo:language="es" fo:country="ES" style:font-name-asian="Arial" style:font-name-complex="Arial" style:font-size-complex="12pt"/>
    </style:style>
    <style:style style:name="P4" style:family="paragraph" style:parent-style-name="Por_20_defecto">
      <style:paragraph-properties fo:line-height="150%">
        <style:tab-stops>
          <style:tab-stop style:position="0.1972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style:font-name="Arial" style:rfc-language-tag="es-ES-u-co-trad" fo:language="es" fo:country="ES" style:font-name-asian="Arial" style:font-name-complex="Arial" style:font-size-complex="12pt"/>
    </style:style>
    <style:style style:name="P5" style:family="paragraph" style:parent-style-name="Por_20_defecto">
      <style:paragraph-properties fo:margin-left="0.0984in" fo:margin-right="-0.0035in" fo:line-height="150%" fo:text-indent="0.0984in" style:auto-text-indent="false" fo:padding="0.0835in" fo:border="0.51pt solid #000000" style:shadow="none">
        <style:tab-stops>
          <style:tab-stop style:position="2.3043in"/>
          <style:tab-stop style:position="2.4016in"/>
          <style:tab-stop style:position="2.9016in"/>
          <style:tab-stop style:position="3.4016in"/>
          <style:tab-stop style:position="3.9016in"/>
          <style:tab-stop style:position="4.4016in"/>
          <style:tab-stop style:position="4.9016in"/>
          <style:tab-stop style:position="5.4016in"/>
          <style:tab-stop style:position="5.9016in"/>
          <style:tab-stop style:position="6.4016in"/>
        </style:tab-stops>
      </style:paragraph-properties>
      <style:text-properties style:font-name="Arial" style:rfc-language-tag="es-ES-u-co-trad" fo:language="es" fo:country="ES" style:font-name-asian="Arial" style:font-name-complex="Arial" style:font-size-complex="12pt"/>
    </style:style>
    <style:style style:name="P6" style:family="paragraph" style:parent-style-name="Por_20_defecto">
      <style:paragraph-properties fo:margin-left="0.0984in" fo:margin-right="-0.0035in" fo:line-height="150%" fo:text-indent="0.0984in" style:auto-text-indent="false" fo:padding="0.0835in" fo:border="0.51pt solid #000000" style:shadow="none">
        <style:tab-stops>
          <style:tab-stop style:position="4.2484in"/>
          <style:tab-stop style:position="4.4016in"/>
          <style:tab-stop style:position="4.9016in"/>
          <style:tab-stop style:position="5.4016in"/>
          <style:tab-stop style:position="5.9016in"/>
          <style:tab-stop style:position="6.4016in"/>
        </style:tab-stops>
      </style:paragraph-properties>
      <style:text-properties style:font-name="Arial" style:rfc-language-tag="es-ES-u-co-trad" fo:language="es" fo:country="ES" style:font-name-asian="Arial" style:font-name-complex="Arial" style:font-size-complex="12pt"/>
    </style:style>
    <style:style style:name="P7" style:family="paragraph" style:parent-style-name="Por_20_defecto">
      <style:paragraph-properties fo:margin-left="0in" fo:margin-right="0in" fo:line-height="150%" fo:text-indent="0.222in" style:auto-text-indent="false"/>
      <style:text-properties style:font-name="Arial" style:rfc-language-tag="es-ES-u-co-trad" fo:language="es" fo:country="ES" style:font-name-asian="Arial" style:font-name-complex="Arial" style:font-size-complex="12pt"/>
    </style:style>
    <style:style style:name="P8" style:family="paragraph" style:parent-style-name="Por_20_defecto">
      <style:paragraph-properties fo:margin-left="0in" fo:margin-right="0in" fo:line-height="150%" fo:text-indent="0.222in" style:auto-text-indent="false">
        <style:tab-stops>
          <style:tab-stop style:position="3.4028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style:font-name="Arial" style:rfc-language-tag="es-ES-u-co-trad" fo:language="es" fo:country="ES" style:font-name-asian="Arial" style:font-name-complex="Arial" style:font-size-complex="12pt"/>
    </style:style>
    <style:style style:name="P9" style:family="paragraph" style:parent-style-name="Por_20_defecto">
      <style:paragraph-properties fo:margin-left="0in" fo:margin-right="0in" fo:margin-top="0in" fo:margin-bottom="0.028in" style:contextual-spacing="false" fo:line-height="150%" fo:text-indent="0.5909in" style:auto-text-indent="false">
        <style:tab-stops>
          <style:tab-stop style:position="3.52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style:font-name="Arial" style:rfc-language-tag="es-ES-u-co-trad" fo:language="es" fo:country="ES" style:font-name-asian="Arial" style:font-name-complex="Arial" style:font-size-complex="12pt"/>
    </style:style>
    <style:style style:name="P10" style:family="paragraph" style:parent-style-name="Por_20_defecto">
      <style:paragraph-properties fo:margin-top="0in" fo:margin-bottom="0.028in" style:contextual-spacing="false" fo:line-height="150%">
        <style:tab-stops>
          <style:tab-stop style:position="3.52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style:font-name="Arial" style:rfc-language-tag="es-ES-u-co-trad" fo:language="es" fo:country="ES" style:font-name-asian="Arial" style:font-name-complex="Arial" style:font-size-complex="12pt"/>
    </style:style>
    <style:style style:name="P11" style:family="paragraph" style:parent-style-name="Por_20_defecto">
      <style:paragraph-properties fo:margin-left="0.3937in" fo:margin-right="0.0953in" fo:line-height="150%" fo:text-indent="0.4165in" style:auto-text-indent="false" fo:padding-left="0in" fo:padding-right="0in" fo:padding-top="0in" fo:padding-bottom="0.0138in" fo:border-left="none" fo:border-right="none" fo:border-top="none" fo:border-bottom="0.51pt solid #000000" style:shadow="none">
        <style:tab-stops>
          <style:tab-stop style:position="0.1063in"/>
          <style:tab-stop style:position="0.6063in"/>
          <style:tab-stop style:position="1.1063in"/>
          <style:tab-stop style:position="1.6063in"/>
          <style:tab-stop style:position="2.1063in"/>
          <style:tab-stop style:position="2.6063in"/>
          <style:tab-stop style:position="3.1063in"/>
          <style:tab-stop style:position="3.6063in"/>
          <style:tab-stop style:position="4.1063in"/>
          <style:tab-stop style:position="4.6063in"/>
          <style:tab-stop style:position="5.1063in"/>
          <style:tab-stop style:position="5.6063in"/>
          <style:tab-stop style:position="6.1063in"/>
        </style:tab-stops>
      </style:paragraph-properties>
      <style:text-properties style:font-name="Arial" style:rfc-language-tag="es-ES-u-co-trad" fo:language="es" fo:country="ES" style:font-name-asian="Arial" style:font-name-complex="Arial" style:font-size-complex="12pt"/>
    </style:style>
    <style:style style:name="P12" style:family="paragraph" style:parent-style-name="Por_20_defecto">
      <style:paragraph-properties fo:margin-left="0.1807in" fo:margin-right="0in" fo:line-height="150%" fo:text-indent="0in" style:auto-text-indent="false">
        <style:tab-stops>
          <style:tab-stop style:position="0.3193in"/>
          <style:tab-stop style:position="0.8193in"/>
          <style:tab-stop style:position="1.3193in"/>
          <style:tab-stop style:position="1.8193in"/>
          <style:tab-stop style:position="2.3193in"/>
          <style:tab-stop style:position="2.8193in"/>
          <style:tab-stop style:position="3.3193in"/>
          <style:tab-stop style:position="3.8193in"/>
          <style:tab-stop style:position="4.3193in"/>
          <style:tab-stop style:position="4.8193in"/>
          <style:tab-stop style:position="5.3193in"/>
          <style:tab-stop style:position="5.8193in"/>
          <style:tab-stop style:position="6.3193in"/>
        </style:tab-stops>
      </style:paragraph-properties>
      <style:text-properties style:font-name="Arial" style:rfc-language-tag="es-ES-u-co-trad" fo:language="es" fo:country="ES" style:font-name-asian="Arial" style:font-name-complex="Arial" style:font-size-complex="12pt"/>
    </style:style>
    <style:style style:name="P13" style:family="paragraph" style:parent-style-name="Por_20_defecto">
      <style:paragraph-properties fo:margin-left="0in" fo:margin-right="0in" fo:text-indent="0.222in" style:auto-text-indent="false"/>
      <style:text-properties style:font-name="Arial" style:rfc-language-tag="es-ES-u-co-trad" fo:language="es" fo:country="ES" style:font-name-asian="Arial" style:font-name-complex="Arial" style:font-size-complex="12pt"/>
    </style:style>
    <style:style style:name="P14" style:family="paragraph" style:parent-style-name="Por_20_defecto">
      <style:paragraph-properties fo:margin-left="0in" fo:margin-right="0in" fo:text-indent="0.222in" style:auto-text-indent="false">
        <style:tab-stops>
          <style:tab-stop style:position="3.52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style:font-name="Arial" style:rfc-language-tag="es-ES-u-co-trad" fo:language="es" fo:country="ES" style:font-name-asian="Arial" style:font-name-complex="Arial" style:font-size-complex="12pt"/>
    </style:style>
    <style:style style:name="P15" style:family="paragraph" style:parent-style-name="Por_20_defecto">
      <style:paragraph-properties fo:margin-left="0in" fo:margin-right="0in" fo:margin-top="0in" fo:margin-bottom="0.028in" style:contextual-spacing="false" fo:line-height="200%" fo:text-indent="0.5909in" style:auto-text-indent="false">
        <style:tab-stops>
          <style:tab-stop style:position="3.52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style:font-name="Arial" style:rfc-language-tag="es-ES-u-co-trad" fo:language="es" fo:country="ES" style:font-name-asian="Arial" style:font-name-complex="Arial" style:font-size-complex="12pt"/>
    </style:style>
    <style:style style:name="P16" style:family="paragraph" style:parent-style-name="Por_20_defecto">
      <style:paragraph-properties fo:margin-left="0in" fo:margin-right="0in" fo:line-height="200%" fo:text-indent="0.1807in" style:auto-text-indent="false">
        <style:tab-stops>
          <style:tab-stop style:position="0.3937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style:font-name="Arial" style:rfc-language-tag="es-ES-u-co-trad" fo:language="es" fo:country="ES" style:font-name-asian="Arial" style:font-name-complex="Arial" style:font-size-complex="12pt"/>
    </style:style>
    <style:style style:name="P17" style:family="paragraph" style:parent-style-name="Por_20_defecto">
      <style:paragraph-properties fo:margin-left="0in" fo:margin-right="0in" style:line-height-at-least="0.25in" fo:text-indent="0.1807in" style:auto-text-indent="false"/>
      <style:text-properties style:font-name="Arial" style:rfc-language-tag="es-ES-u-co-trad" fo:language="es" fo:country="ES" style:font-name-asian="Arial" style:font-name-complex="Arial" style:font-size-complex="12pt"/>
    </style:style>
    <style:style style:name="P18" style:family="paragraph" style:parent-style-name="Por_20_defecto">
      <style:text-properties style:font-name="Arial" style:rfc-language-tag="es-ES-u-co-trad" fo:language="es" fo:country="ES" fo:font-weight="bold" style:font-name-asian="Arial" style:font-weight-asian="bold" style:font-name-complex="Arial" style:font-size-complex="12pt"/>
    </style:style>
    <style:style style:name="P19" style:family="paragraph" style:parent-style-name="Por_20_defecto">
      <style:paragraph-properties style:line-height-at-least="0.25in" fo:text-align="justify" style:justify-single-word="false"/>
      <style:text-properties style:font-name="Arial" style:rfc-language-tag="es-ES-u-co-trad" fo:language="es" fo:country="ES" fo:font-weight="bold" style:font-name-asian="Arial" style:font-weight-asian="bold" style:font-name-complex="Arial" style:font-size-complex="12pt"/>
    </style:style>
    <style:style style:name="P20" style:family="paragraph" style:parent-style-name="Por_20_defecto">
      <style:paragraph-properties fo:text-align="center" style:justify-single-word="false"/>
      <style:text-properties style:font-name="Arial" style:rfc-language-tag="es-ES-u-co-trad" fo:language="es" fo:country="ES" fo:font-weight="bold" style:font-name-asian="Arial" style:font-weight-asian="bold" style:font-name-complex="Arial" style:font-size-complex="12pt"/>
    </style:style>
    <style:style style:name="P21" style:family="paragraph" style:parent-style-name="Por_20_defecto">
      <style:paragraph-properties fo:line-height="150%"/>
      <style:text-properties style:font-name="Arial" style:rfc-language-tag="es-ES-u-co-trad" fo:language="es" fo:country="ES" fo:font-weight="bold" style:font-name-asian="Arial" style:font-weight-asian="bold" style:font-name-complex="Arial" style:font-size-complex="12pt"/>
    </style:style>
    <style:style style:name="P22" style:family="paragraph" style:parent-style-name="Por_20_defecto">
      <style:paragraph-properties fo:line-height="150%">
        <style:tab-stops>
          <style:tab-stop style:position="3.52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style:font-name="Arial" style:rfc-language-tag="es-ES-u-co-trad" fo:language="es" fo:country="ES" fo:font-weight="bold" style:font-name-asian="Arial" style:font-weight-asian="bold" style:font-name-complex="Arial" style:font-size-complex="12pt"/>
    </style:style>
    <style:style style:name="P23" style:family="paragraph" style:parent-style-name="Por_20_defecto">
      <style:paragraph-properties style:line-height-at-least="0.3335in" fo:text-align="center" style:justify-single-word="false"/>
    </style:style>
    <style:style style:name="P24" style:family="paragraph" style:parent-style-name="Por_20_defecto">
      <style:paragraph-properties fo:line-height="150%"/>
    </style:style>
    <style:style style:name="P25" style:family="paragraph" style:parent-style-name="Por_20_defecto">
      <style:paragraph-properties fo:line-height="150%">
        <style:tab-stops>
          <style:tab-stop style:position="0.1972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</style:style>
    <style:style style:name="P26" style:family="paragraph" style:parent-style-name="Por_20_defecto">
      <style:paragraph-properties fo:line-height="150%">
        <style:tab-stops>
          <style:tab-stop style:position="3.52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</style:style>
    <style:style style:name="P27" style:family="paragraph" style:parent-style-name="Por_20_defecto">
      <style:paragraph-properties fo:margin-left="0in" fo:margin-right="0in" fo:margin-top="0in" fo:margin-bottom="0.028in" style:contextual-spacing="false" fo:line-height="150%" fo:text-indent="0.5909in" style:auto-text-indent="false">
        <style:tab-stops>
          <style:tab-stop style:position="3.52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</style:style>
    <style:style style:name="P28" style:family="paragraph" style:parent-style-name="Por_20_defecto">
      <style:paragraph-properties fo:margin-left="0.0984in" fo:margin-right="-0.0035in" fo:line-height="150%" fo:text-indent="0.0984in" style:auto-text-indent="false" fo:padding="0.0835in" fo:border="0.51pt solid #000000" style:shadow="none">
        <style:tab-stops>
          <style:tab-stop style:position="3.5819in"/>
          <style:tab-stop style:position="3.9016in"/>
          <style:tab-stop style:position="4.4016in"/>
          <style:tab-stop style:position="4.9016in"/>
          <style:tab-stop style:position="5.4016in"/>
          <style:tab-stop style:position="5.9016in"/>
          <style:tab-stop style:position="6.4016in"/>
        </style:tab-stops>
      </style:paragraph-properties>
    </style:style>
    <style:style style:name="P29" style:family="paragraph" style:parent-style-name="Por_20_defecto">
      <style:paragraph-properties fo:margin-left="0in" fo:margin-right="0in" fo:line-height="150%" fo:text-indent="0.222in" style:auto-text-indent="false"/>
    </style:style>
    <style:style style:name="P30" style:family="paragraph" style:parent-style-name="Por_20_defecto">
      <style:paragraph-properties fo:margin-left="0.4165in" fo:margin-right="0in" fo:line-height="150%" fo:text-indent="0in" style:auto-text-indent="false">
        <style:tab-stops>
          <style:tab-stop style:position="0.0835in"/>
          <style:tab-stop style:position="0.5835in"/>
          <style:tab-stop style:position="1.0835in"/>
          <style:tab-stop style:position="1.5835in"/>
          <style:tab-stop style:position="2.0835in"/>
          <style:tab-stop style:position="2.5835in"/>
          <style:tab-stop style:position="3.0835in"/>
          <style:tab-stop style:position="3.5835in"/>
          <style:tab-stop style:position="4.0835in"/>
          <style:tab-stop style:position="4.5835in"/>
          <style:tab-stop style:position="5.0835in"/>
          <style:tab-stop style:position="5.5835in"/>
          <style:tab-stop style:position="6.0835in"/>
        </style:tab-stops>
      </style:paragraph-properties>
    </style:style>
    <style:style style:name="P31" style:family="paragraph" style:parent-style-name="Por_20_defecto">
      <style:paragraph-properties fo:margin-left="0in" fo:margin-right="0in" fo:line-height="150%" fo:text-indent="0.1807in" style:auto-text-indent="false"/>
    </style:style>
    <style:style style:name="P32" style:family="paragraph" style:parent-style-name="Por_20_defecto">
      <style:paragraph-properties fo:line-height="200%"/>
    </style:style>
    <style:style style:name="P33" style:family="paragraph" style:parent-style-name="Por_20_defecto">
      <style:paragraph-properties fo:margin-left="0in" fo:margin-right="0in" fo:margin-top="0.1665in" fo:margin-bottom="0in" style:contextual-spacing="false" fo:text-indent="0.2209in" style:auto-text-indent="false"/>
    </style:style>
    <style:style style:name="P34" style:family="paragraph" style:parent-style-name="Por_20_defecto" style:master-page-name="MP0">
      <style:paragraph-properties fo:text-align="center" style:justify-single-word="false" style:page-number="auto" fo:break-before="page"/>
      <style:text-properties fo:font-size="18pt" style:rfc-language-tag="es-ES-u-co-trad" fo:language="es" fo:country="ES" style:font-size-asian="18pt"/>
    </style:style>
    <style:style style:name="P35" style:family="paragraph" style:parent-style-name="Por_20_defecto" style:list-style-name="L1">
      <style:paragraph-properties fo:margin-left="0in" fo:margin-right="0in" fo:line-height="150%" fo:text-indent="0.222in" style:auto-text-indent="false">
        <style:tab-stops>
          <style:tab-stop style:position="0.5in"/>
          <style:tab-stop style:position="0.7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style:font-name="Arial" style:rfc-language-tag="es-ES-u-co-trad" fo:language="es" fo:country="ES" style:font-name-asian="Arial" style:font-name-complex="Arial" style:font-size-complex="12pt"/>
    </style:style>
    <style:style style:name="P36" style:family="paragraph" style:parent-style-name="Por_20_defecto" style:list-style-name="L2">
      <style:paragraph-properties fo:margin-left="0in" fo:margin-right="0in" fo:line-height="150%" fo:text-indent="0.1807in" style:auto-text-indent="false">
        <style:tab-stops>
          <style:tab-stop style:position="0.5in"/>
          <style:tab-stop style:position="0.861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style:font-name="Arial" style:rfc-language-tag="es-ES-u-co-trad" fo:language="es" fo:country="ES" style:font-name-asian="Arial" style:font-name-complex="Arial" style:font-size-complex="12pt"/>
    </style:style>
    <style:style style:name="T1" style:family="text">
      <style:text-properties style:font-name="Arial" fo:font-size="12pt" style:rfc-language-tag="es-ES-u-co-trad" fo:language="es" fo:country="ES" fo:font-weight="bold" style:font-name-asian="Arial" style:font-size-asian="12pt" style:font-weight-asian="bold" style:font-name-complex="Arial" style:font-size-complex="12pt"/>
    </style:style>
    <style:style style:name="T2" style:family="text">
      <style:text-properties style:font-name="Arial" style:rfc-language-tag="es-ES-u-co-trad" fo:language="es" fo:country="ES" style:font-name-asian="Arial" style:font-name-complex="Arial" style:font-size-complex="12pt"/>
    </style:style>
    <style:style style:name="T3" style:family="text">
      <style:text-properties style:font-name="Arial" style:rfc-language-tag="es-ES-u-co-trad" fo:language="es" fo:country="ES" officeooo:rsid="0005bdb7" style:font-name-asian="Arial" style:font-name-complex="Arial" style:font-size-complex="12pt"/>
    </style:style>
    <style:style style:name="T4" style:family="text">
      <style:text-properties style:font-name="Arial" style:rfc-language-tag="es-ES-u-co-trad" fo:language="es" fo:country="ES" style:font-name-asian="Arial" style:font-name-complex="Garamond Narrow" style:font-size-complex="12pt"/>
    </style:style>
    <style:style style:name="T5" style:family="text">
      <style:text-properties style:font-name="Arial" style:rfc-language-tag="es-ES-u-co-trad" fo:language="es" fo:country="ES" fo:font-weight="bold" style:font-name-asian="Arial" style:font-weight-asian="bold" style:font-name-complex="Arial" style:font-size-complex="12pt"/>
    </style:style>
    <style:style style:name="T6" style:family="text">
      <style:text-properties style:font-name="Arial" style:rfc-language-tag="es-ES-u-co-trad" fo:language="es" fo:country="ES" fo:font-style="italic" style:font-name-asian="Arial" style:font-style-asian="italic" style:font-name-complex="Arial" style:font-size-complex="12pt"/>
    </style:style>
    <style:style style:name="T7" style:family="text">
      <style:text-properties style:rfc-language-tag="es-ES-u-co-trad" fo:language="es" fo:country="ES" style:font-name-asian="Arial" style:font-size-complex="12pt"/>
    </style:style>
    <style:style style:name="T8" style:family="text">
      <style:text-properties officeooo:rsid="0005bdb7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6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.11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36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611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861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2.111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361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611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86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1">Los datos que consignes en este cuestionario tendrán carácter reservado. Responde con sinceridad a las preguntas que se plantean. Si consideras que alguna de ellas no es pertinente, puedes dejar sin responderla.</text:p>
      <text:p text:style-name="P23"><text:span text:style-name="Fuente_20_de_20_párrafo_20_predeter."><text:span text:style-name="T2">MUCHAS GRACIAS POR TU COLABORACIÓN</text:span></text:span></text:p>
      <text:p text:style-name="P19"/>
      <text:p text:style-name="P19">1. <text:s/>DATOS PERSONALES</text:p>
      <text:p text:style-name="P20"/>
      <text:p text:style-name="P5">Nombre <text:s/><text:span text:style-name="T8">YOSELIN MARGOT <text:s text:c="5"/></text:span>Apellidos <text:s/><text:span text:style-name="T8">ZUVIETA HANCCO</text:span></text:p>
      <text:p text:style-name="P5">Fecha de nacimiento <text:span text:style-name="T8">21/06/1996 </text:span>Lugar de nacimiento <text:s/><text:span text:style-name="T8">AREQUIPA - PERU</text:span> <text:s/>Edad <text:span text:style-name="T8">27</text:span></text:p>
      <text:p text:style-name="P6">Domicilio <text:s text:c="2"/><text:span text:style-name="T8">PABLO NERUDA 39</text:span> <text:s/></text:p>
      <text:p text:style-name="P6">Localidad <text:s/><text:span text:style-name="T8">SANTA LUCIA DE TIRAJANA</text:span> C.P. <text:span text:style-name="T8">35110 </text:span>Teléfono </text:p>
      <text:p text:style-name="P28"><text:span text:style-name="Fuente_20_de_20_párrafo_20_predeter."><text:span text:style-name="T2">Móvil </text:span></text:span><text:span text:style-name="Fuente_20_de_20_párrafo_20_predeter."><text:span text:style-name="T3">692308530 </text:span></text:span><text:span text:style-name="Fuente_20_de_20_párrafo_20_predeter."><text:span text:style-name="T2">Correo electrónico m</text:span></text:span><text:span text:style-name="Fuente_20_de_20_párrafo_20_predeter."><text:span text:style-name="T3">argot.zuvietaesp@gmail.com</text:span></text:span></text:p>
      <text:p text:style-name="P22"/>
      <text:p text:style-name="P22"/>
      <text:p text:style-name="P22">2. <text:s/>DATOS ACADÉMICOS</text:p>
      <text:p text:style-name="P24"><text:span text:style-name="Fuente_20_de_20_párrafo_20_predeter."><text:span text:style-name="T5">Modalidad de acceso <text:s/></text:span></text:span><text:span text:style-name="Fuente_20_de_20_párrafo_20_predeter."><text:span text:style-name="T2"><text:tab/></text:span></text:span><text:span text:style-name="Fuente_20_de_20_párrafo_20_predeter."><text:span text:style-name="T7">ﾧ</text:span></text:span><text:span text:style-name="Fuente_20_de_20_párrafo_20_predeter."><text:span text:style-name="T4"> </text:span></text:span><text:span text:style-name="Fuente_20_de_20_párrafo_20_predeter."><text:span text:style-name="T2">BACHILLER<text:tab/></text:span></text:span></text:p>
      <text:p text:style-name="P4"/>
      <text:list text:style-name="L1">
        <text:list-item>
          <text:list>
            <text:list-item>
              <text:p text:style-name="P35">Último año cursado 2do BACHILLER HOMOLOGADO</text:p>
            </text:list-item>
          </text:list>
        </text:list-item>
      </text:list>
      <text:p text:style-name="P29"><text:span text:style-name="Fuente_20_de_20_párrafo_20_predeter."><text:span text:style-name="T2"><text:s text:c="11"/>Centro <text:s/>IEP MIGUEL ARCANGEL ( LIMA PERU)</text:span></text:span></text:p>
      <text:p text:style-name="P25"><text:span text:style-name="Fuente_20_de_20_párrafo_20_predeter."><text:span text:style-name="T5"><text:tab/></text:span></text:span></text:p>
      <text:p text:style-name="P26"><text:span text:style-name="Fuente_20_de_20_párrafo_20_predeter."><text:span text:style-name="T5">3. <text:s/>DATOS FAMILIARES</text:span></text:span></text:p>
      <text:p text:style-name="P8">1. <text:s text:c="4"/>Padre <text:s text:c="47"/>Madre</text:p>
      <text:p text:style-name="P27">Nombre_VIDAL ZUVIETA LOPEZ<text:tab/>Nombre NANCY YOLANDA HANCCO MAMANI</text:p>
      <text:p text:style-name="P9">Edad 53 Profesiòn chofer Edad:54 Profesiòn repostera, ama de casa</text:p>
      <text:p text:style-name="P10"><text:s text:c="12"/>¿Dónde trabaja? SYRSA SAC <text:s text:c="4"/>¿Dónde trabaja? No</text:p>
      <text:p text:style-name="P15">Estudios:Bachillerato autoescuela Estudios:Reposterìa</text:p>
      <text:p text:style-name="P14">2. ¿Cuántos hermanos y hermanas tienes? 3Puesto que ocupas (1º, 2º .....) <text:s/>__2___</text:p>
      <text:p text:style-name="P33"><text:span text:style-name="Fuente_20_de_20_párrafo_20_predeter."><text:span text:style-name="T2">3. Actualmente vives con</text:span></text:span></text:p>
      <text:p text:style-name="P30"><text:span text:style-name="Fuente_20_de_20_párrafo_20_predeter."><text:span text:style-name="T2"><text:s/></text:span></text:span><text:span text:style-name="Fuente_20_de_20_párrafo_20_predeter."><text:span text:style-name="T4">ﾧ </text:span></text:span><text:span text:style-name="Fuente_20_de_20_párrafo_20_predeter."><text:span text:style-name="T2">Madre <text:s text:c="2"/></text:span></text:span></text:p>
      <text:p text:style-name="P13">4. Otras personas que convivan contigo (indica parentesco y edad)</text:p>
      <text:p text:style-name="P11">HERMANA 18 AÑOS</text:p>
      <text:p text:style-name="P2"/>
      <text:p text:style-name="P21"/>
      <text:p text:style-name="P21"><text:soft-page-break/></text:p>
      <text:p text:style-name="P24"><text:span text:style-name="Fuente_20_de_20_párrafo_20_predeter."><text:span text:style-name="T5">4. <text:s/>EXPECTATIVAS ANTE EL NUEVO CURSO</text:span></text:span></text:p>
      <text:list text:style-name="L2">
        <text:list-item>
          <text:p text:style-name="P36">¿Por qué has decidido cursar el ciclo formativo? </text:p>
        </text:list-item>
      </text:list>
      <text:p text:style-name="P12">Por gusto propio y salida laboral</text:p>
      <text:p text:style-name="P31"><text:span text:style-name="Fuente_20_de_20_párrafo_20_predeter."><text:span text:style-name="T2">2. ¿Hay algo que te preocupe sobre el nuevo curso que ahora empieza?</text:span></text:span><text:span text:style-name="Fuente_20_de_20_párrafo_20_predeter."><text:span text:style-name="T4">ﾧ </text:span></text:span><text:span text:style-name="Fuente_20_de_20_párrafo_20_predeter."><text:span text:style-name="T2">Si<text:tab/></text:span></text:span></text:p>
      <text:p text:style-name="P16"><text:tab/>¿Qué es? Que me pued allevar con mis compañeros, adaptarme y aprobar todas las materias</text:p>
      <text:p text:style-name="P17">3. <text:s/>¿Te consideras preparado/a para tener éxito en tus nuevos estudios?</text:p>
      <text:p text:style-name="P17"/>
      <text:p text:style-name="P31"><text:span text:style-name="Fuente_20_de_20_párrafo_20_predeter."><text:span text:style-name="T2"><text:tab/><text:tab/><text:tab/></text:span></text:span><text:span text:style-name="Fuente_20_de_20_párrafo_20_predeter."><text:span text:style-name="T4">ﾧ </text:span></text:span><text:span text:style-name="Fuente_20_de_20_párrafo_20_predeter."><text:span text:style-name="T2">Normal<text:tab/></text:span></text:span></text:p>
      <text:p text:style-name="P2"/>
      <text:p text:style-name="P18">5. DATOS MÉDICOS</text:p>
      <text:p text:style-name="P2"/>
      <text:p text:style-name="P2">1. ¿Padeces alguna enfermedad o existe alguna condición física que te afecte? <text:s/>(oído, vista, enfermedades respiratorias, ...)</text:p>
      <text:p text:style-name="P2"><text:tab/></text:p>
      <text:p text:style-name="P2">incontinencia urinaria, colon irritado, riñon pequeño y vejiga pequeña</text:p>
      <text:p text:style-name="P2"/>
      <text:p text:style-name="Por_20_defecto"><text:span text:style-name="Fuente_20_de_20_párrafo_20_predeter."><text:span text:style-name="T2">2. <text:s/>Actualmente ¿recibes algún tratamiento médico o psicológico? ¿lo has recibido alguna vez? <text:tab/></text:span></text:span><text:span text:style-name="Fuente_20_de_20_párrafo_20_predeter."><text:span text:style-name="T7">ﾧ</text:span></text:span><text:span text:style-name="Fuente_20_de_20_párrafo_20_predeter."><text:span text:style-name="T2"> SI<text:tab/></text:span></text:span></text:p>
      <text:p text:style-name="P2"><text:tab/></text:p>
      <text:p text:style-name="P2">¿De qué tipo? Ansiedad, depresiòn</text:p>
      <text:p text:style-name="P2">3. En la actualidad ¿Padeces alguna enfermedad crónica ( epilepsia, diabetes, asma ...)? <text:s/><text:tab/></text:p>
      <text:p text:style-name="Por_20_defecto"><text:span text:style-name="Fuente_20_de_20_párrafo_20_predeter."><text:span text:style-name="T2"><text:tab/></text:span></text:span><text:span text:style-name="Fuente_20_de_20_párrafo_20_predeter."><text:span text:style-name="T7">ﾧ</text:span></text:span><text:span text:style-name="Fuente_20_de_20_párrafo_20_predeter."><text:span text:style-name="T2"> NO<text:tab/></text:span></text:span></text:p>
      <text:p text:style-name="P2"/>
      <text:p text:style-name="P2">¿Cuál?: ___________________________________________________________________</text:p>
      <text:p text:style-name="P2"/>
      <text:p text:style-name="Por_20_defecto"><text:span text:style-name="Fuente_20_de_20_párrafo_20_predeter."><text:span text:style-name="T2">4. ¿Estás vacunado del </text:span></text:span><text:span text:style-name="Fuente_20_de_20_párrafo_20_predeter."><text:span text:style-name="T6">tetanos</text:span></text:span><text:span text:style-name="Fuente_20_de_20_párrafo_20_predeter."><text:span text:style-name="T2">? <text:s/><text:tab/></text:span></text:span><text:span text:style-name="Fuente_20_de_20_párrafo_20_predeter."><text:span text:style-name="T7">ﾧ</text:span></text:span><text:span text:style-name="Fuente_20_de_20_párrafo_20_predeter."><text:span text:style-name="T2"> NO<text:tab/></text:span></text:span></text:p>
      <text:p text:style-name="P2"/>
      <text:p text:style-name="P3"/>
      <text:p text:style-name="P24"><text:span text:style-name="Fuente_20_de_20_párrafo_20_predeter."><text:span text:style-name="T5">6. <text:s/>AFICIONES Y TIEMPO LIBRE</text:span></text:span></text:p>
      <text:p text:style-name="P7">1. Tus principales aficiones son: bailar y recitar poesìa</text:p>
      <text:p text:style-name="P7">2. ¿Realizas algún trabajo remunerado?______ ¿De qué tipo? <text:s/>____________________</text:p>
      <text:p text:style-name="P2"/>
      <text:p text:style-name="P32"><text:span text:style-name="Fuente_20_de_20_párrafo_20_predeter."><text:span text:style-name="T5">7. <text:s/>OTRAS OBSERVACIONES QUE QUIERAS HACER A TU TUTOR O TUTORA</text:span></text:span></text:p>
      <text:p text:style-name="P32"><text:span text:style-name="Fuente_20_de_20_párrafo_20_predeter."><text:span text:style-name="T2">_Que me pueda tener paciencia por favor y no me juzgue por si le hago pregunats tontas___________________________________________________________________________________________________________________________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Garamond Narrow" svg:font-family="'Garamond Narrow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Encabezado1" style:next-style-name="Texto_20_independiente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Encabezado1" style:next-style-name="Texto_20_independiente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Encabezado1" style:next-style-name="Texto_20_independiente" style:default-outline-level="2" style:class="text">
      <style:paragraph-properties fo:margin-top="0.139in" fo:margin-bottom="0in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Encabezado1" style:next-style-name="Texto_20_independiente" style:default-outline-level="3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language="en" fo:country="US" style:language-asian="hi" style:country-asian="IN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Encabezado1" style:family="paragraph" style:parent-style-name="Normal" style:next-style-name="Texto_20_independiente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Etiqueta" style:family="paragraph" style:parent-style-name="Normal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Por_20_defecto" style:display-name="Por defecto" style:family="paragraph">
      <style:paragraph-properties style:line-height-at-least="0.1665in" fo:hyphenation-ladder-count="no-limit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fo:color="#000000" loext:opacity="100%" style:font-name="Helvetica" fo:font-family="Helvetica" style:font-family-generic="swiss" style:font-pitch="variable" fo:font-size="12pt" fo:language="en" fo:country="US" style:font-size-asian="12pt" style:language-asian="hi" style:country-asian="IN" style:font-name-complex="Helvetica" style:font-family-complex="Helvetica" style:font-family-generic-complex="swiss" style:font-pitch-complex="variable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class="extra">
      <style:paragraph-properties style:line-height-at-least="0.1665in" fo:hyphenation-ladder-count="no-limit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fo:color="#000000" loext:opacity="100%" style:font-name="Helvetica" fo:font-family="Helvetica" style:font-family-generic="swiss" style:font-pitch="variable" fo:font-size="12pt" fo:language="en" fo:country="US" style:font-size-asian="12pt" style:language-asian="hi" style:country-asian="IN" style:font-name-complex="Helvetica" style:font-family-complex="Helvetica" style:font-family-generic-complex="swiss" style:font-pitch-complex="variable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Pie" style:family="paragraph">
      <style:paragraph-properties style:line-height-at-least="0.1665in" fo:hyphenation-ladder-count="no-limit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fo:color="#000000" loext:opacity="100%" style:font-name="Helvetica" fo:font-family="Helvetica" style:font-family-generic="swiss" style:font-pitch="variable" fo:font-size="12pt" fo:language="en" fo:country="US" style:font-size-asian="12pt" style:language-asian="hi" style:country-asian="IN" style:font-name-complex="Helvetica" style:font-family-complex="Helvetica" style:font-family-generic-complex="swiss" style:font-pitch-complex="variable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uadrícula_20_vistosa_20_-_20_Énfasis_20_1" style:display-name="Cuadrícula vistosa - Énfasis 1" style:family="paragraph" style:parent-style-name="Norma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Encabezado1" style:next-style-name="Texto_20_independiente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font-name="Arial" fo:font-size="12pt" style:rfc-language-tag="es-ES-u-co-trad" fo:language="es" fo:country="ES" fo:font-weight="bold" style:font-name-asian="Arial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5in" fo:page-height="11.6665in" style:num-format="1" style:print-orientation="portrait" fo:margin-top="0.1972in" fo:margin-bottom="0.5in" fo:margin-left="0.7799in" fo:margin-right="0.58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6634in" fo:margin-left="0in" fo:margin-right="0in" fo:margin-bottom="0in" style:dynamic-spacing="true"/>
      </style:header-style>
      <style:footer-style>
        <style:header-footer-properties fo:min-height="-0.1063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Encabezado"><draw:frame draw:style-name="Mfr1" draw:name="Imagen 1" text:anchor-type="as-char" svg:y="0in" svg:width="0.6165in" style:rel-width="scale" svg:height="0.5917in" style:rel-height="scale" draw:z-index="1"><draw:image xlink:href="Pictures/100582F400001F7700001E223166D88EC3C5140F.emf" xlink:type="simple" xlink:show="embed" xlink:actuate="onLoad" draw:mime-type="image/x-emf"/><draw:image xlink:href="Pictures/1000000100000130000001242E939885ED258736.png" xlink:type="simple" xlink:show="embed" xlink:actuate="onLoad" draw:mime-type="image/png"/></draw:frame><text:s text:c="20"/><text:span text:style-name="Fuente_20_de_20_párrafo_20_predeter."><text:span text:style-name="MT1">FICHA DEL ALUMNADO CICLO SUPERIOR</text:span></text:span></text:p>
        <text:p text:style-name="Encabezado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  <dc:title>FICHA DE TUTORÍA</dc:title>
    <dc:subject/>
    <meta:initial-creator>Luis Barriocanal</meta:initial-creator>
    <meta:creation-date>2023-09-13T14:27:00Z</meta:creation-date>
    <dc:date>2023-09-13T16:07:24.082000000</dc:date>
    <meta:print-date>2016-09-14T08:44:00Z</meta:print-date>
    <meta:editing-cycles>3</meta:editing-cycles>
    <meta:editing-duration>PT4M45S</meta:editing-duration>
    <meta:document-statistic meta:table-count="0" meta:image-count="1" meta:object-count="0" meta:page-count="2" meta:paragraph-count="48" meta:word-count="356" meta:character-count="2620" meta:non-whitespace-character-count="2160"/>
    <meta:template xlink:type="simple" xlink:actuate="onRequest" xlink:title="" xlink:href="../../../app/public/task/65047ae7783214cdc1b5f8d0/b1f1f7b2-a6e5-4d60-9ec5-985ab1e94658.odt/Normal.dotm"/>
  </office:meta>
</office:document-meta>
</file>